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11cm" table:align="margins" style:writing-mode="lr-tb"/>
    </style:style>
    <style:style style:name="Tabela1.A" style:family="table-column">
      <style:table-column-properties style:column-width="16.11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6.11cm" table:align="margins" style:writing-mode="lr-tb"/>
    </style:style>
    <style:style style:name="Tabela2.A" style:family="table-column">
      <style:table-column-properties style:column-width="16.11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6.11cm" table:align="margins" style:writing-mode="lr-tb"/>
    </style:style>
    <style:style style:name="Tabela3.A" style:family="table-column">
      <style:table-column-properties style:column-width="16.11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6.11cm" table:align="margins" style:writing-mode="lr-tb"/>
    </style:style>
    <style:style style:name="Tabela4.A" style:family="table-column">
      <style:table-column-properties style:column-width="16.11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6.11cm" table:align="margins" style:writing-mode="lr-tb"/>
    </style:style>
    <style:style style:name="Tabela5.A" style:family="table-column">
      <style:table-column-properties style:column-width="16.11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3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loext:contextual-spacing="false" fo:line-height="108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style:text-position="sub 58%" fo:font-size="18pt" fo:font-weight="bold" style:font-size-asian="18pt" style:font-weight-asian="bold"/>
    </style:style>
    <style:style style:name="P6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fo:font-size="18pt" fo:font-weight="bold" style:font-size-asian="18pt" style:font-weight-asian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8pt" fo:font-weight="bold" style:font-size-asian="18pt" style:font-weight-asian="bold"/>
    </style:style>
    <style:style style:name="P11" style:family="paragraph" style:parent-style-name="Standard">
      <style:paragraph-properties fo:margin-left="0cm" fo:margin-right="0cm" fo:margin-top="0cm" fo:margin-bottom="0.166cm" loext:contextual-spacing="false" fo:line-height="108%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155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officeooo:paragraph-rsid="000ba76b"/>
    </style:style>
    <style:style style:name="P14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ba76b" officeooo:paragraph-rsid="000ba76b" style:font-size-asian="15.75pt" style:font-size-complex="18pt"/>
    </style:style>
    <style:style style:name="P15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d71e2" officeooo:paragraph-rsid="000d71e2" style:font-size-asian="15.75pt" style:font-size-complex="18pt"/>
    </style:style>
    <style:style style:name="P16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ba76b" officeooo:paragraph-rsid="000d71e2" style:font-size-asian="15.75pt" style:font-size-complex="18pt"/>
    </style:style>
    <style:style style:name="P17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8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color="#000000" style:font-name="Times New Roman" fo:font-size="18pt" fo:font-weight="bold" officeooo:rsid="0008b477" officeooo:paragraph-rsid="0008b477" style:font-name-asian="Times New Roman1" style:font-size-asian="18pt" style:font-weight-asian="bold" style:font-name-complex="Times New Roman1"/>
    </style:style>
    <style:style style:name="P19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officeooo:rsid="0008b477" officeooo:paragraph-rsid="0008b477"/>
    </style:style>
    <style:style style:name="P20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21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22" style:family="paragraph" style:parent-style-name="Standard">
      <style:paragraph-properties fo:margin-left="0.018cm" fo:margin-right="0.108cm" fo:margin-top="0cm" fo:margin-bottom="0cm" loext:contextual-spacing="false" fo:line-height="108%" fo:text-align="center" style:justify-single-word="false" fo:text-indent="-0.018cm" style:auto-text-indent="false"/>
      <style:text-properties fo:font-size="18pt" fo:font-weight="bold" style:font-size-asian="18pt" style:font-weight-asian="bold"/>
    </style:style>
    <style:style style:name="P23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style:font-size-asian="18pt"/>
    </style:style>
    <style:style style:name="P24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25" style:family="paragraph" style:parent-style-name="Standard">
      <style:paragraph-properties fo:margin-left="0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26" style:family="paragraph" style:parent-style-name="Table_20_Contents">
      <style:text-properties style:font-size-complex="18pt"/>
    </style:style>
    <style:style style:name="P27" style:family="paragraph" style:parent-style-name="Standard" style:master-page-name="First_20_Page">
      <style:paragraph-properties fo:margin-left="0cm" fo:margin-right="0.108cm" fo:margin-top="0cm" fo:margin-bottom="0cm" loext:contextual-spacing="false" fo:line-height="108%" fo:text-indent="0cm" style:auto-text-indent="false" style:page-number="auto"/>
      <style:text-properties fo:font-size="18pt" fo:font-weight="bold" style:font-size-asian="18pt" style:font-weight-asian="bold"/>
    </style:style>
    <style:style style:name="P28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4pt" officeooo:paragraph-rsid="000ba76b" style:font-size-asian="14pt"/>
    </style:style>
    <style:style style:name="P29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ba76b" officeooo:paragraph-rsid="000ba76b" style:font-size-asian="15.75pt" style:font-size-complex="18pt"/>
    </style:style>
    <style:style style:name="P30" style:family="paragraph">
      <style:paragraph-properties fo:margin-top="0cm" fo:margin-bottom="0.282cm" fo:line-height="107%" fo:text-align="start"/>
    </style:style>
    <style:style style:name="P31" style:family="paragraph">
      <loext:graphic-properties draw:fill="none"/>
      <style:paragraph-properties fo:margin-top="0cm" fo:margin-bottom="0.282cm" fo:line-height="107%" fo:text-align="start"/>
      <style:text-properties fo:font-size="12pt"/>
    </style:style>
    <style:style style:name="P32" style:family="paragraph">
      <loext:graphic-properties draw:fill="solid" draw:fill-color="#3399ff"/>
      <style:paragraph-properties fo:text-align="start"/>
      <style:text-properties fo:font-size="12pt"/>
    </style:style>
    <style:style style:name="P33" style:family="paragraph">
      <loext:graphic-properties draw:fill="none"/>
      <style:paragraph-properties fo:text-align="start"/>
      <style:text-properties fo:font-size="12pt"/>
    </style:style>
    <style:style style:name="P34" style:family="paragraph">
      <loext:graphic-properties draw:fill="solid" draw:fill-color="#00cc66"/>
      <style:paragraph-properties fo:text-align="start"/>
      <style:text-properties fo:font-size="12pt"/>
    </style:style>
    <style:style style:name="T1" style:family="text">
      <style:text-properties style:font-name="Calibri" fo:font-size="11pt" style:font-name-asian="Calibri3" style:font-size-asian="11pt" style:font-name-complex="Calibri3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font-weight="bold" officeooo:rsid="0008b477" style:font-size-asian="18pt" style:font-weight-asian="bold"/>
    </style:style>
    <style:style style:name="T4" style:family="text">
      <style:text-properties fo:font-size="18pt" officeooo:rsid="000ba76b" style:font-size-asian="15.75pt" style:font-size-complex="18pt"/>
    </style:style>
    <style:style style:name="T5" style:family="text">
      <style:text-properties fo:font-size="14pt" style:font-size-asian="14pt"/>
    </style:style>
    <style:style style:name="T6" style:family="text">
      <style:text-properties fo:font-variant="normal" fo:text-transform="none" fo:color="#000000" style:font-name="Times New Roman" fo:font-size="18pt" fo:letter-spacing="normal" fo:font-style="normal" fo:font-weight="bold" style:font-name-asian="Times New Roman1" style:font-size-asian="18pt" style:font-weight-asian="bold" style:font-name-complex="Times New Roman1"/>
    </style:style>
    <style:style style:name="T7" style:family="text">
      <style:text-properties officeooo:rsid="000ba76b"/>
    </style:style>
    <style:style style:name="T8" style:family="text">
      <style:text-properties officeooo:rsid="000d71e2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2" fo:font-size="11pt" fo:letter-spacing="normal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95cm" style:run-through="foreground" style:wrap="none" style:vertical-pos="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506cm" fo:min-width="0.118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08cm" fo:min-width="0.116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5cm" fo:min-width="1.035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5cm" fo:min-width="0.13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49cm" fo:min-width="0.131cm" fo:padding-top="0cm" fo:padding-bottom="0cm" fo:padding-left="0cm" fo:padding-right="0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5cm" fo:min-width="0.129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552cm" fo:min-width="0.131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stroke-linejoin="miter" draw:fill="solid" draw:fill-color="#3399ff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4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5" style:family="graphic">
      <style:graphic-properties draw:stroke="none" svg:stroke-width="0cm" draw:stroke-linejoin="round" draw:fill="solid" draw:fill-color="#3399ff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  <style:style style:name="gr16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g text:anchor-type="paragraph" draw:z-index="0" draw:name="Group 71341" draw:style-name="gr1"><draw:custom-shape draw:name="Rectangle 6" draw:style-name="gr2" draw:text-style-name="P31" svg:width="0.117cm" svg:height="0.505cm" svg:x="19.004cm" svg:y="1.258cm"><text:p text:style-name="P30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3" draw:text-style-name="P31" svg:width="0.115cm" svg:height="0.507cm" svg:x="4.241cm" svg:y="1.711cm"><text:p text:style-name="P30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4" draw:text-style-name="P31" svg:width="1.034cm" svg:height="0.549cm" svg:x="11.236cm" svg:y="2.872cm"><text:p text:style-name="P30"><text:span text:style-name="T10">boo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5" draw:text-style-name="P31" svg:width="0.13cm" svg:height="0.549cm" svg:x="12.011cm" svg:y="2.872cm"><text:p text:style-name="P30"><text:span text:style-name="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5" draw:text-style-name="P31" svg:width="0.13cm" svg:height="0.549cm" svg:x="11.623cm" svg:y="3.297cm"><text:p text:style-name="P30"><text:span text:style-name="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6" draw:text-style-name="P31" svg:width="0.13cm" svg:height="0.548cm" svg:x="11.623cm" svg:y="3.729cm"><text:p text:style-name="P30"><text:span text:style-name="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" draw:style-name="gr5" draw:text-style-name="P31" svg:width="0.13cm" svg:height="0.549cm" svg:x="11.623cm" svg:y="4.154cm"><text:p text:style-name="P30"><text:span text:style-name="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7" draw:text-style-name="P31" svg:width="0.128cm" svg:height="0.549cm" svg:x="4.241cm" svg:y="4.579cm"><text:p text:style-name="P30"><text:span text:style-name="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" draw:text-style-name="P31" svg:width="0.13cm" svg:height="0.548cm" svg:x="11.623cm" svg:y="5.008cm"><text:p text:style-name="P30"><text:span text:style-name="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8" draw:text-style-name="P31" svg:width="0.13cm" svg:height="0.551cm" svg:x="11.623cm" svg:y="5.433cm"><text:p text:style-name="P30"><text:span text:style-name="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5" draw:text-style-name="P31" svg:width="0.13cm" svg:height="0.549cm" svg:x="11.623cm" svg:y="5.861cm"><text:p text:style-name="P30"><text:span text:style-name="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5" draw:text-style-name="P31" svg:width="0.13cm" svg:height="0.549cm" svg:x="11.623cm" svg:y="6.287cm"><text:p text:style-name="P30"><text:span text:style-name="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5" draw:text-style-name="P31" svg:width="0.13cm" svg:height="0.549cm" svg:x="11.623cm" svg:y="6.713cm"><text:p text:style-name="P30"><text:span text:style-name="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gr6" draw:text-style-name="P31" svg:width="0.13cm" svg:height="0.548cm" svg:x="11.623cm" svg:y="7.144cm"><text:p text:style-name="P30"><text:span text:style-name="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3" draw:style-name="gr9" draw:text-style-name="P32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4" draw:style-name="gr10" draw:text-style-name="P33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5" draw:style-name="gr11" draw:text-style-name="P34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6544 0 L 207404 39624 463347 151384 821665 367538 1179970 596519 1596644 825500 1866138 954532 2170684 1088136 2442845 1191895 2786253 1285875 3178937 1340866 3520948 1366012 3764661 1364996 3778885 2453640 0 2453640 0 1652101 6544 0 Z N"/></draw:custom-shape><draw:custom-shape draw:name="Shape 76" draw:style-name="gr12" draw:text-style-name="P33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0 1652101 L 6544 0 207404 39624 463347 151384 821665 367538 1179970 596519 1596644 825500 1866138 954532 2170684 1088136 2442845 1191895 2786253 1285875 3178937 1340866 3520948 1366012 3764661 1364996 3778885 2453640 0 2453640 N"/></draw:custom-shape><draw:custom-shape draw:name="Shape 77" draw:style-name="gr13" draw:text-style-name="P34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0 L 3601974 2420031 0 2420031 14224 1331387 257937 1332403 599948 1307257 992632 1252266 1336040 1158286 1608201 1054527 1912747 920923 2182241 791891 2598928 562910 2957195 333929 3315589 117775 3571494 6015 3601974 0 Z N"/></draw:custom-shape><draw:custom-shape draw:name="Shape 78" draw:style-name="gr14" draw:text-style-name="P33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2420031 L 0 2420031 14224 1331387 257937 1332403 599948 1307257 992632 1252266 1336040 1158286 1608201 1054527 1912747 920923 2182241 791891 2598928 562910 2957195 333929 3315589 117775 3571494 6015 3601974 0 N"/></draw:custom-shape><draw:custom-shape draw:name="Shape 79" draw:style-name="gr15" draw:text-style-name="P32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0 L 3603244 279878 3477514 306681 3213862 416536 2909316 604496 2546477 846938 2280793 990322 1911477 1173329 1383411 1399897 1121664 1489432 822198 1546328 589026 1590905 285115 1613638 0 1618591 635 484 3603244 0 Z N"/></draw:custom-shape><draw:custom-shape draw:name="Shape 80" draw:style-name="gr16" draw:text-style-name="P33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279878 L 3477514 306681 3213862 416536 2909316 604496 2546477 846938 2280793 990322 1911477 1173329 1383411 1399897 1121664 1489432 822198 1546328 589026 1590905 285115 1613638 0 1618591 635 484 3603244 0 N"/></draw:custom-shape></draw:g><text:bookmark text:name="_GoBack"/></text:p>
      <text:p text:style-name="P22">Universidade de Brasília - UnB </text:p>
      <text:p text:style-name="P4"><text:span text:style-name="T3">Departamento de Engenharia Eletrica</text:span><text:span text:style-name="T2"> - </text:span><text:span text:style-name="T3">ENE</text:span><text:span text:style-name="T2"> </text:span></text:p>
      <text:p text:style-name="P5"/>
      <text:p text:style-name="P7"><text:s/></text:p>
      <text:p text:style-name="P7"><text:s/></text:p>
      <text:p text:style-name="P7"><text:s/></text:p>
      <text:p text:style-name="P7"><text:s/></text:p>
      <text:p text:style-name="P17">Pré-relatório Experimento <text:span text:style-name="T7">3</text:span></text:p>
      <text:p text:style-name="P18">Atribuições condicionais e atribuições seletivas </text:p>
      <text:p text:style-name="P23"><text:s/></text:p>
      <text:p text:style-name="P8"><text:s/></text:p>
      <text:p text:style-name="P8"><text:s text:c="2"/></text:p>
      <text:p text:style-name="P11"><text:s/></text:p>
      <text:p text:style-name="P20"/>
      <text:p text:style-name="P25">Carlos Eduardo Taborda Lottermann</text:p>
      <text:p text:style-name="P21">180041509</text:p>
      <text:p text:style-name="P21"/>
      <text:p text:style-name="P19"><text:span text:style-name="Strong_20_Emphasis"><text:span text:style-name="T6">Prof. Luís Fernando Ramos Molinaro</text:span></text:span></text:p>
      <text:p text:style-name="P9"><text:s/></text:p>
      <text:p text:style-name="P12"><text:s/></text:p>
      <text:p text:style-name="P24"><text:s/></text:p>
      <text:p text:style-name="P24"><text:s/></text:p>
      <text:p text:style-name="P7"/>
      <text:p text:style-name="P7"/>
      <text:p text:style-name="P7"/>
      <text:p text:style-name="P10"><text:s/></text:p>
      <text:p text:style-name="P6">Brasília, DF </text:p>
      <text:p text:style-name="P13"><text:span text:style-name="T1"><text:tab/></text:span><text:span text:style-name="T2">2019</text:span><text:span text:style-name="T5"> </text:span></text:p>
      <text:p text:style-name="P28"><text:span text:style-name="T4">Código do 1º visto em VHDL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6">library IEEE;</text:p>
            <text:p text:style-name="P26">use IEEE.STD_LOGIC_1164.ALL;</text:p>
            <text:p text:style-name="P26">entity Visto_1 is</text:p>
            <text:p text:style-name="P26"><text:s text:c="4"/>Port ( S : in <text:s/>STD_LOGIC_VECTOR (2 downto 0);</text:p>
            <text:p text:style-name="P26"><text:s text:c="11"/>D : in <text:s/>STD_LOGIC_VECTOR (7 downto 0);</text:p>
            <text:p text:style-name="P26"><text:s text:c="11"/>Y : out <text:s/>STD_LOGIC);</text:p>
            <text:p text:style-name="P26">end Visto_1;</text:p>
            <text:p text:style-name="P26"/>
            <text:p text:style-name="P26">architecture Visto_1_op of Visto_1 is</text:p>
            <text:p text:style-name="P26">begin</text:p>
            <text:p text:style-name="P26"><text:tab/>Y &lt;=<text:tab/>D(0) when (S="000") else</text:p>
            <text:p text:style-name="P26"><text:tab/><text:tab/><text:tab/>D(1) when (S="001") else</text:p>
            <text:p text:style-name="P26"><text:tab/><text:tab/><text:tab/>D(2) when (S="010") else</text:p>
            <text:p text:style-name="P26"><text:tab/><text:tab/><text:tab/>D(3) when (S="011") else</text:p>
            <text:p text:style-name="P26"><text:tab/><text:tab/><text:tab/>D(4) when (S="100") else</text:p>
            <text:p text:style-name="P26"><text:tab/><text:tab/><text:tab/>D(5) when (S="101") else</text:p>
            <text:p text:style-name="P26"><text:tab/><text:tab/><text:tab/>D(6) when (S="110") else</text:p>
            <text:p text:style-name="P26"><text:tab/><text:tab/><text:tab/>D(7) when (S="111") else</text:p>
            <text:p text:style-name="P26"><text:tab/><text:tab/><text:tab/>'0' ;</text:p>
            <text:p text:style-name="P26">end Visto_1_op;</text:p>
          </table:table-cell>
        </table:table-row>
      </table:table>
      <text:p text:style-name="P14"/>
      <text:p text:style-name="P14">Arquivo UFC do 1º visto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6">NET "Y" LOC = "M5";</text:p>
            <text:p text:style-name="P26">NET "D&lt;0&gt;" LOC = "N3";</text:p>
            <text:p text:style-name="P26">NET "D&lt;1&gt;" LOC = "E2";</text:p>
            <text:p text:style-name="P26">NET "D&lt;2&gt;" LOC = "F3";</text:p>
            <text:p text:style-name="P26">NET "D&lt;3&gt;" LOC = "G3";</text:p>
            <text:p text:style-name="P26">NET "D&lt;4&gt;" LOC = "B4";</text:p>
            <text:p text:style-name="P26">NET "D&lt;5&gt;" LOC = "K3";</text:p>
            <text:p text:style-name="P26">NET "D&lt;6&gt;" LOC = "L3";</text:p>
            <text:p text:style-name="P26">NET "D&lt;7&gt;" LOC = "P11";</text:p>
            <text:p text:style-name="P26">NET "S&lt;0&gt;" LOC = "A7";</text:p>
            <text:p text:style-name="P26">NET "S&lt;1&gt;" LOC = "M4";</text:p>
            <text:p text:style-name="P26">NET "S&lt;2&gt;" LOC = "C11";</text:p>
          </table:table-cell>
        </table:table-row>
      </table:table>
      <text:p text:style-name="P14"/>
      <text:p text:style-name="P14"><text:soft-page-break/>Código do 2º visto em VHDL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6">library IEEE;</text:p>
            <text:p text:style-name="P26">use IEEE.STD_LOGIC_1164.ALL;</text:p>
            <text:p text:style-name="P26">entity Visto_2 is</text:p>
            <text:p text:style-name="P26"><text:s text:c="4"/>Port ( A : in <text:s/>STD_LOGIC_VECTOR (3 downto 0);</text:p>
            <text:p text:style-name="P26"><text:s text:c="11"/>Y : out <text:s/>STD_LOGIC_VECTOR (15 downto 0));</text:p>
            <text:p text:style-name="P26">end Visto_2;</text:p>
            <text:p text:style-name="P26"/>
            <text:p text:style-name="P26">architecture Visto_2_op of Visto_2 is</text:p>
            <text:p text:style-name="P26">begin</text:p>
            <text:p text:style-name="P26">with A select</text:p>
            <text:p text:style-name="P26"><text:tab/>Y &lt;=<text:tab/>"0000000000000001" when "0000",</text:p>
            <text:p text:style-name="P26"><text:tab/><text:tab/><text:tab/>"0000000000000010" when "0001",</text:p>
            <text:p text:style-name="P26"><text:tab/><text:tab/><text:tab/>"0000000000000100" when "0010",</text:p>
            <text:p text:style-name="P26"><text:tab/><text:tab/><text:tab/>"0000000000001000" when "0011",</text:p>
            <text:p text:style-name="P26"><text:tab/><text:tab/><text:tab/>"0000000000010000" when "0100",</text:p>
            <text:p text:style-name="P26"><text:tab/><text:tab/><text:tab/>"0000000000100000" when "0101",</text:p>
            <text:p text:style-name="P26"><text:tab/><text:tab/><text:tab/>"0000000001000000" when "0110",</text:p>
            <text:p text:style-name="P26"><text:tab/><text:tab/><text:tab/>"0000000010000000" when "0111",</text:p>
            <text:p text:style-name="P26"><text:tab/><text:tab/><text:tab/>"0000000100000000" when "1000",</text:p>
            <text:p text:style-name="P26"><text:tab/><text:tab/><text:tab/>"0000001000000000" when "1001",</text:p>
            <text:p text:style-name="P26"><text:tab/><text:tab/><text:tab/>"0000010000000000" when "1010",</text:p>
            <text:p text:style-name="P26"><text:tab/><text:tab/><text:tab/>"0000100000000000" when "1011",</text:p>
            <text:p text:style-name="P26"><text:tab/><text:tab/><text:tab/>"0001000000000000" when "1100",</text:p>
            <text:p text:style-name="P26"><text:tab/><text:tab/><text:tab/>"0010000000000000" when "1101",</text:p>
            <text:p text:style-name="P26"><text:tab/><text:tab/><text:tab/>"0100000000000000" when "1110",</text:p>
            <text:p text:style-name="P26"><text:tab/><text:tab/><text:tab/>"1000000000000000" when "1111",</text:p>
            <text:p text:style-name="P26"><text:tab/><text:tab/><text:tab/>"0000000000000000" when others;</text:p>
            <text:p text:style-name="P26"/>
            <text:p text:style-name="P26">end Visto_2_op;</text:p>
          </table:table-cell>
        </table:table-row>
      </table:table>
      <text:p text:style-name="P14"/>
      <text:p text:style-name="P16">Arquivo UFC do <text:span text:style-name="T8">2</text:span>º visto:</text:p>
      <text:p text:style-name="P15">a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6">NET "A&lt;0&gt;" LOC = "P11";</text:p>
            <text:p text:style-name="P26">NET "A&lt;1&gt;" LOC = "L3";</text:p>
            <text:p text:style-name="P26">NET "A&lt;2&gt;" LOC = "K3";</text:p>
            <text:p text:style-name="P26">NET "A&lt;3&gt;" LOC = "B4";</text:p>
            <text:p text:style-name="P26"/>
            <text:p text:style-name="P26">NET "Y&lt;0&gt;" LOC = "M5";</text:p>
            <text:p text:style-name="P26">NET "Y&lt;1&gt;" LOC = "M11";</text:p>
            <text:p text:style-name="P26">NET "Y&lt;2&gt;" LOC = "P7";</text:p>
            <text:p text:style-name="P26">NET "Y&lt;3&gt;" LOC = "P6";</text:p>
            <text:p text:style-name="P26">NET "Y&lt;4&gt;" LOC = "N5";</text:p>
            <text:p text:style-name="P26">NET "Y&lt;5&gt;" LOC = "N4";</text:p>
            <text:p text:style-name="P26">NET "Y&lt;6&gt;" LOC = "P4";</text:p>
            <text:p text:style-name="P26">NET "Y&lt;7&gt;" LOC = "G1";</text:p>
          </table:table-cell>
        </table:table-row>
      </table:table>
      <text:p text:style-name="P15"/>
      <text:p text:style-name="P15">b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6">NET "A&lt;0&gt;" LOC = "P11";</text:p>
            <text:p text:style-name="P26">NET "A&lt;1&gt;" LOC = "L3";</text:p>
            <text:p text:style-name="P26">NET "A&lt;2&gt;" LOC = "K3";</text:p>
            <text:p text:style-name="P26">NET "A&lt;3&gt;" LOC = "B4";</text:p>
            <text:p text:style-name="P26"/>
            <text:p text:style-name="P26">NET "Y&lt;8&gt;" LOC = "M5";</text:p>
            <text:p text:style-name="P26">NET "Y&lt;9&gt;" LOC = "M11";</text:p>
            <text:p text:style-name="P26">NET "Y&lt;10&gt;" LOC = "P7";</text:p>
            <text:p text:style-name="P26">NET "Y&lt;11&gt;" LOC = "P6";</text:p>
            <text:p text:style-name="P26">NET "Y&lt;12&gt;" LOC = "N5";</text:p>
            <text:p text:style-name="P26">NET "Y&lt;13&gt;" LOC = "N4";</text:p>
            <text:p text:style-name="P26">NET "Y&lt;14&gt;" LOC = "P4";</text:p>
            <text:p text:style-name="P26">NET "Y&lt;15&gt;" LOC = "G1";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109cm" fo:margin-top="0cm" fo:margin-bottom="0.009cm" loext:contextual-spacing="false" fo:line-height="148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.109cm" fo:margin-top="0cm" fo:margin-bottom="0.004cm" loext:contextual-spacing="false" fo:line-height="110%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.018cm" fo:margin-right="0.109cm" fo:margin-top="0cm" fo:margin-bottom="0.198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044cm" fo:margin-right="0.127cm" fo:margin-top="0cm" fo:margin-bottom="0.185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1.016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default-outline-level="" style:class="index">
      <style:paragraph-properties fo:margin-left="1.344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" style:display-name="Contents 4" style:family="paragraph" style:default-outline-level="" style:class="index">
      <style:paragraph-properties fo:margin-left="2.457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3_20_Char" style:display-name="Título 3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har" style:display-name="Título 1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2_20_Char" style:display-name="Título 2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4_20_Char" style:display-name="Título 4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Segoe UI Symbol'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Segoe UI Symbol'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2.63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3.903cm"/>
        </style:list-level-properties>
        <style:text-properties fo:font-family="'Segoe UI Symbol'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5.173cm"/>
        </style:list-level-properties>
        <style:text-properties fo:font-family="'Segoe UI Symbol'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6.4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7.713cm"/>
        </style:list-level-properties>
        <style:text-properties fo:font-family="'Segoe UI Symbol'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8.983cm"/>
        </style:list-level-properties>
        <style:text-properties fo:font-family="'Segoe UI Symbol'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10.25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11.523cm"/>
        </style:list-level-properties>
        <style:text-properties fo:font-family="'Segoe UI Symbol'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12.79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2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3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/></text:p>
        <text:p text:style-name="MP2"><text:s/></text:p>
        <text:p text:style-name="MP3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do Nascimento Ribeiro</meta:initial-creator>
    <meta:editing-cycles>8</meta:editing-cycles>
    <meta:creation-date>2019-06-20T23:38:00</meta:creation-date>
    <dc:date>2019-09-04T15:43:16.619306266</dc:date>
    <meta:editing-duration>PT42M10S</meta:editing-duration>
    <meta:generator>LibreOffice/6.2.6.2$Linux_X86_64 LibreOffice_project/20$Build-2</meta:generator>
    <meta:document-statistic meta:table-count="5" meta:image-count="0" meta:object-count="0" meta:page-count="4" meta:paragraph-count="113" meta:word-count="398" meta:character-count="2473" meta:non-whitespace-character-count="20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